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</table:table>
      <table:table table:name="Other Car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o-Fly Zon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’s most powerful Minion is stunned and does not attack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raffic Law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Ectoplasm Fiel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81]; [$'Other Cards'.H2:$'Other Cards'.H81])+1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9:53:14.5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21:06:28.921000000</dc:date>
    <meta:editing-duration>P1DT5H5M57S</meta:editing-duration>
    <meta:editing-cycles>169</meta:editing-cycles>
    <meta:document-statistic meta:table-count="4" meta:cell-count="650" meta:object-count="0"/>
  </office:meta>
</office:document-meta>
</file>